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2fc214" officeooo:paragraph-rsid="003262ae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2fc214" officeooo:paragraph-rsid="00356d9f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2fc214" officeooo:paragraph-rsid="00356d9f" style:font-size-asian="12.25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.3cm" fo:margin-bottom="0cm" style:contextual-spacing="false" fo:line-height="115%" fo:text-align="start" style:justify-single-word="false" style:register-true="true" fo:text-indent="0cm" style:auto-text-indent="false" style:page-number="auto" fo:background-color="transparent"/>
      <style:text-properties fo:font-size="14pt" fo:font-weight="bold" officeooo:rsid="002fc214" officeooo:paragraph-rsid="002fc214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452d5d" officeooo:paragraph-rsid="003262ae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2ffc27a" officeooo:paragraph-rsid="003262ae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4pt" officeooo:paragraph-rsid="003262ae" style:font-size-asian="14pt" style:font-size-complex="14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4pt" officeooo:rsid="02fcd499" officeooo:paragraph-rsid="003262ae" style:font-size-asian="14pt" style:font-size-complex="14pt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4pt" officeooo:rsid="02ffc27a" officeooo:paragraph-rsid="003262ae" style:font-size-asian="14pt" style:font-size-complex="14pt"/>
    </style:style>
    <style:style style:name="T1" style:family="text">
      <style:text-properties officeooo:rsid="02ee1908"/>
    </style:style>
    <style:style style:name="T2" style:family="text">
      <style:text-properties officeooo:rsid="02ef126d"/>
    </style:style>
    <style:style style:name="T3" style:family="text">
      <style:text-properties officeooo:rsid="02f12cfa"/>
    </style:style>
    <style:style style:name="T4" style:family="text">
      <style:text-properties officeooo:rsid="0303bb60"/>
    </style:style>
    <style:style style:name="T5" style:family="text">
      <style:text-properties officeooo:rsid="02f31560"/>
    </style:style>
    <style:style style:name="T6" style:family="text">
      <style:text-properties officeooo:rsid="02fb0422"/>
    </style:style>
    <style:style style:name="T7" style:family="text">
      <style:text-properties officeooo:rsid="02f88794"/>
    </style:style>
    <style:style style:name="T8" style:family="text">
      <style:text-properties officeooo:rsid="02f6a377"/>
    </style:style>
    <style:style style:name="T9" style:family="text">
      <style:text-properties officeooo:rsid="02fc1fa9"/>
    </style:style>
    <style:style style:name="T10" style:family="text">
      <style:text-properties officeooo:rsid="02f969d0"/>
    </style:style>
    <style:style style:name="T11" style:family="text">
      <style:text-properties officeooo:rsid="0309d800"/>
    </style:style>
    <style:style style:name="T12" style:family="text">
      <style:text-properties officeooo:rsid="02fe1462"/>
    </style:style>
    <style:style style:name="T13" style:family="text">
      <style:text-properties officeooo:rsid="030d73f8"/>
    </style:style>
    <style:style style:name="T14" style:family="text">
      <style:text-properties officeooo:rsid="030d7663"/>
    </style:style>
    <style:style style:name="T15" style:family="text">
      <style:text-properties officeooo:rsid="030ebaad"/>
    </style:style>
    <style:style style:name="T16" style:family="text">
      <style:text-properties officeooo:rsid="0300c2be"/>
    </style:style>
    <style:style style:name="T17" style:family="text">
      <style:text-properties officeooo:rsid="00452d5d" style:font-size-asian="14pt"/>
    </style:style>
    <style:style style:name="T18" style:family="text">
      <style:text-properties officeooo:rsid="003262ae"/>
    </style:style>
    <style:style style:name="T19" style:family="text">
      <style:text-properties officeooo:rsid="00356d9f"/>
    </style:style>
    <style:style style:name="T20" style:family="text">
      <style:text-properties officeooo:rsid="0039333a"/>
    </style:style>
    <style:style style:name="T21" style:family="text">
      <style:text-properties officeooo:rsid="003a24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. А. <text:span text:style-name="T19">ЗАДЕРНЮК</text:span></text:p>
      <text:p text:style-name="P2">Брест, БрГУ имени А. С. Пушкина</text:p>
      <text:p text:style-name="P4">ИСПОЛЬЗОВАНИЕ КОМПЬЮТЕРНОГО МОДЕЛИРОВАНИЯ <text:span text:style-name="T18">В ОБРАЗОВАТЕЛЬНОМ ПРОЦЕССЕ</text:span> ПРИ ИЗУЧЕНИИ ФИЗИЧЕСКИХ ЯВЛЕНИЙ</text:p>
      <text:p text:style-name="P1"><text:tab/><text:span text:style-name="T17"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span></text:p>
      <text:p text:style-name="P5"><text:tab/><text:span text:style-name="T1">Компьютерное моделирование, как составная часть и инструмент компьютерного обучения, </text:span><text:span text:style-name="T2">содержит в себе </text:span><text:span text:style-name="T3">потенциальные возможности, </text:span><text:span text:style-name="T4">которые можно использовать в образовательном процессе</text:span><text:span text:style-name="T5">. </text:span><text:span text:style-name="T6">Периодическое использование моделирования при изучении физических явлений может иметь следующие положительные стороны:</text:span></text:p>
      <text:list xml:id="list3565965149" text:style-name="L1">
        <text:list-item>
          <text:p text:style-name="P7"><text:span text:style-name="T7">Поскольку каждая часть компьютерной программы должна быть строго определена, р</text:span><text:span text:style-name="T5">азработка компьютерной модели </text:span><text:span text:style-name="T8">требует от разработчика четк</text:span><text:span text:style-name="T7">ого понимания моделируемого процесса, </text:span><text:span text:style-name="T6">следовательно заставляет более углубленно </text:span><text:span text:style-name="T9">его </text:span><text:span text:style-name="T6">изучать.</text:span></text:p>
        </text:list-item>
        <text:list-item>
          <text:p text:style-name="P8">Разработка компьютерной модели улучает восприятие информации, поскольку дает во<text:span text:style-name="T12">зможность поэкспериментировать с максимально широким спектром значений </text:span><text:span text:style-name="T13">всех</text:span><text:span text:style-name="T12"> существующих параметров </text:span><text:span text:style-name="T13">модели</text:span><text:span text:style-name="T12">, а также дает возможность визуализировать сам физический процесс.</text:span></text:p>
        </text:list-item>
        <text:list-item>
          <text:p text:style-name="P9">Компьютерное моделирование требует относительно небольших финансовых затрат, <text:span text:style-name="T14">так как</text:span> для <text:span text:style-name="T14">его использования</text:span> необходимы лишь ЭВМ, которые в большом количестве <text:span text:style-name="T15">присутствуют</text:span> в каждом учебном заведении. Затраты на проприетарное ПО можно минимизировать заменив его аналогами <text:span text:style-name="T16">под свободными лицензиями</text:span>. </text:p>
        </text:list-item>
      </text:list>
      <text:p text:style-name="P6"><text:tab/><text:span text:style-name="T20">Обозначенные выше пункты позволяют утверждать, что </text:span><text:span text:style-name="T21">использование компьютерного моделирования при изучении физических дисциплин несомненно повысило бы эффективность обучения и позволило бы более глубоко понять механизмы физических явле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15%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13.522482384</meta:creation-date>
    <dc:date>2022-06-20T12:13:18.677140785</dc:date>
    <meta:editing-duration>PT1H16M20S</meta:editing-duration>
    <meta:editing-cycles>25</meta:editing-cycles>
    <meta:generator>LibreOffice/7.3.4.2$Linux_X86_64 LibreOffice_project/30$Build-2</meta:generator>
    <meta:document-statistic meta:table-count="0" meta:image-count="0" meta:object-count="0" meta:page-count="1" meta:paragraph-count="9" meta:word-count="220" meta:character-count="1930" meta:non-whitespace-character-count="1718"/>
  </office:meta>
</office:document-meta>
</file>